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A000000C87B2CD02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-linejoin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stroke-linejoin="round" draw:fill="none" draw:fill-color="#ffffff" draw:textarea-horizontal-align="left" draw:auto-grow-height="true" draw:auto-grow-width="false" fo:min-height="2.9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Bell MT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cc" fo:font-family="'Arial Rounded MT Bold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fo:font-family="'Arial Rounded MT Bold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7cm" svg:height="4.4cm" svg:x="2.6cm" svg:y="5.154cm">
            <draw:image xlink:href="Pictures/10000000000000DA000000C87B2CD029.jpg" xlink:type="simple" xlink:show="embed" xlink:actuate="onLoad">
              <text:p/>
            </draw:image>
          </draw:frame>
          <draw:frame draw:style-name="gr2" draw:text-style-name="P2" draw:layer="layout" svg:width="9.6cm" svg:height="4.493cm" svg:x="8.8cm" svg:y="5.107cm">
            <draw:text-box draw:corner-radius="0.2cm">
              <text:p text:style-name="P2"><text:span text:style-name="T1">ZOGHORI</text:span></text:p>
              <text:p text:style-name="P2"><text:span text:style-name="T2">SACC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lchizedeck telahtech</meta:initial-creator>
    <meta:creation-date>2022-04-18T12:22:49.20</meta:creation-date>
    <dc:date>2022-04-18T13:39:38.96</dc:date>
    <dc:creator>melchizedeck telahtech</dc:creator>
    <meta:editing-duration>PT46M18S</meta:editing-duration>
    <meta:editing-cycles>2</meta:editing-cycles>
    <meta:generator>OpenOffice/4.1.7$Win32 OpenOffice.org_project/417m1$Build-9800</meta:generator>
    <meta:document-statistic meta:object-count="3"/>
  </office:meta>
</office:document-meta>
</file>